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6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5cm" loext:decorative="false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8" style:family="graphic" style:parent-style-name="standard">
      <style:graphic-properties draw:fill="solid" draw:fill-color="#ffdbb6" draw:textarea-horizontal-align="justify" draw:textarea-vertical-align="middle" draw:auto-grow-height="false" fo:min-height="1.02cm" fo:min-width="7.13cm" draw:shadow="visible" draw:shadow-offset-x="0.203cm" draw:shadow-offset-y="0.203cm" draw:shadow-color="#333333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ffdbb6" draw:textarea-horizontal-align="justify" draw:textarea-vertical-align="middle" draw:auto-grow-height="false" fo:min-height="1.02cm" fo:min-width="7.12cm" draw:shadow="visible" draw:shadow-offset-x="0.203cm" draw:shadow-offset-y="0.203cm" draw:shadow-color="#333333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marker-start="Arrow" draw:marker-start-width="0.3cm" draw:marker-end="Arrow" draw:marker-end-width="0.3cm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loext:decorative="false"/>
      <style:paragraph-properties style:writing-mode="lr-tb"/>
    </style:style>
    <style:style style:name="gr12" style:family="graphic" style:parent-style-name="standard">
      <style:graphic-properties draw:fill="solid" draw:fill-color="#ffdbb6" draw:textarea-horizontal-align="justify" draw:textarea-vertical-align="middle" draw:auto-grow-height="false" fo:min-height="1.02cm" fo:min-width="17.026cm" draw:shadow="visible" draw:shadow-offset-x="0.203cm" draw:shadow-offset-y="0.203cm" draw:shadow-color="#333333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afd095" draw:textarea-horizontal-align="justify" draw:textarea-vertical-align="middle" draw:auto-grow-height="false" fo:min-height="1.02cm" fo:min-width="4.326cm" draw:shadow="visible" draw:shadow-offset-x="0.203cm" draw:shadow-offset-y="0.203cm" draw:shadow-color="#333333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5" style:family="graphic" style:parent-style-name="standard">
      <style:graphic-properties draw:fill="solid" draw:fill-color="#ffdbb6" draw:textarea-horizontal-align="justify" draw:textarea-vertical-align="middle" draw:auto-grow-height="false" fo:min-height="1.02cm" fo:min-width="3.564cm" draw:shadow="visible" draw:shadow-offset-x="0.203cm" draw:shadow-offset-y="0.203cm" draw:shadow-color="#333333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ffdbb6" draw:textarea-horizontal-align="justify" draw:textarea-vertical-align="middle" draw:auto-grow-height="false" fo:min-height="1.02cm" fo:min-width="12.754cm" draw:shadow="visible" draw:shadow-offset-x="0.203cm" draw:shadow-offset-y="0.203cm" draw:shadow-color="#333333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01cm" loext:decorative="false"/>
      <style:paragraph-properties style:writing-mode="lr-tb"/>
    </style:style>
    <style:style style:name="gr19" style:family="graphic" style:parent-style-name="objectwithoutfill">
      <style:graphic-properties draw:marker-end="Arrow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 loext:decorative="false"/>
      <style:paragraph-properties style:writing-mode="lr-tb"/>
    </style:style>
    <style:style style:name="pr1" style:family="presentation" style:parent-style-name="Inspiration-title">
      <style:graphic-properties draw:auto-grow-height="true" fo:min-height="3.772cm" loext:decorative="false"/>
      <style:paragraph-properties style:writing-mode="lr-tb"/>
    </style:style>
    <style:style style:name="pr2" style:family="presentation" style:parent-style-name="Inspiration-title">
      <style:graphic-properties draw:auto-grow-height="true" fo:min-height="3.093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5.345cm" loext:decorative="false"/>
      <style:paragraph-properties style:writing-mode="lr-tb"/>
    </style:style>
    <style:style style:name="pr4" style:family="presentation" style:parent-style-name="Inspiration-title">
      <style:graphic-properties fo:min-height="2.515cm" loext:decorative="false"/>
      <style:paragraph-properties style:writing-mode="lr-tb"/>
    </style:style>
    <style:style style:name="pr5" style:family="presentation" style:parent-style-name="Inspiration-outline1">
      <style:graphic-properties fo:min-height="11.929cm" loext:decorative="false"/>
      <style:paragraph-properties style:writing-mode="lr-tb"/>
    </style:style>
    <style:style style:name="pr6" style:family="presentation" style:parent-style-name="Inspiration-notes">
      <style:graphic-properties draw:fill-color="#ffffff" fo:min-height="13.17cm" loext:decorative="false"/>
      <style:paragraph-properties style:writing-mode="lr-tb"/>
    </style:style>
    <style:style style:name="pr7" style:family="presentation" style:parent-style-name="Inspiration-title">
      <style:graphic-properties fo:min-height="2cm" loext:decorative="false"/>
      <style:paragraph-properties style:writing-mode="lr-tb"/>
    </style:style>
    <style:style style:name="pr8" style:family="presentation" style:parent-style-name="Inspiration-outline1">
      <style:graphic-properties draw:textarea-vertical-align="middle" fo:min-height="11.929cm" loext:decorative="false"/>
      <style:paragraph-properties style:writing-mode="lr-tb"/>
    </style:style>
    <style:style style:name="pr9" style:family="presentation" style:parent-style-name="Inspiration-title">
      <style:graphic-properties draw:auto-grow-height="true" fo:min-height="2cm" loext:decorative="false"/>
      <style:paragraph-properties style:writing-mode="lr-tb"/>
    </style:style>
    <style:style style:name="pr10" style:family="presentation" style:parent-style-name="Inspiration-notes" style:list-style-name="L2">
      <style:graphic-properties draw:fill-color="#ffffff" fo:min-height="42cm" loext:decorative="false"/>
      <style:paragraph-properties style:writing-mode="lr-tb"/>
    </style:style>
    <style:style style:name="pr11" style:family="presentation" style:parent-style-name="Inspiration-notes" style:list-style-name="L2">
      <style:graphic-properties draw:fill-color="#ffffff" fo:min-height="42cm" loext:decorative="false"/>
      <style:paragraph-properties style:writing-mode="lr-tb"/>
    </style:style>
    <style:style style:name="pr12" style:family="presentation" style:parent-style-name="Inspiration-title">
      <style:graphic-properties draw:auto-grow-height="true" fo:min-height="2.515cm" loext:decorative="false"/>
      <style:paragraph-properties style:writing-mode="lr-tb"/>
    </style:style>
    <style:style style:name="pr13" style:family="presentation" style:parent-style-name="Inspiration-notes" style:list-style-name="L2">
      <style:graphic-properties draw:fill-color="#ffffff" fo:min-height="42cm" loext:decorative="false"/>
      <style:paragraph-properties style:writing-mode="lr-tb"/>
    </style:style>
    <style:style style:name="pr14" style:family="presentation" style:parent-style-name="Inspiration-notes" style:list-style-name="L2">
      <style:graphic-properties draw:fill-color="#ffffff" fo:min-height="4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.5cm" fo:text-indent="0cm"/>
    </style:style>
    <style:style style:name="P9" style:family="paragraph">
      <style:text-properties style:text-position="0% 100%"/>
    </style:style>
    <style:style style:name="P10" style:family="paragraph">
      <loext:graphic-properties draw:fill-color="#ffffff"/>
      <style:text-properties fo:font-size="27.7000007629395pt"/>
    </style:style>
    <style:style style:name="P11" style:family="paragraph">
      <style:paragraph-properties fo:margin-left="0cm" fo:margin-right="0cm" fo:margin-top="0cm" fo:margin-bottom="0.4cm" fo:text-indent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="solid" draw:fill-color="#ffdbb6"/>
      <style:paragraph-properties fo:text-align="center" style:writing-mode="lr-tb"/>
      <style:text-properties fo:font-size="18pt"/>
    </style:style>
    <style:style style:name="P15" style:family="paragraph">
      <loext:graphic-properties draw:fill-color="#ffffff"/>
      <style:text-properties style:use-window-font-color="true" loext:opacity="0%" fo:font-size="24pt" style:font-size-asian="24pt" style:font-size-complex="24pt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P17" style:family="paragraph">
      <style:text-properties style:font-name="Liberation Sans"/>
    </style:style>
    <style:style style:name="P18" style:family="paragraph">
      <loext:graphic-properties draw:fill="solid" draw:fill-color="#afd095"/>
      <style:paragraph-properties fo:text-align="center" style:writing-mode="lr-tb"/>
      <style:text-properties fo:font-size="18pt"/>
    </style:style>
    <style:style style:name="P19" style:family="paragraph">
      <style:paragraph-properties fo:margin-left="0cm" fo:margin-right="0cm" fo:margin-top="0.42cm" fo:margin-bottom="0.35cm" fo:text-indent="0cm"/>
      <style:text-properties style:use-window-font-color="true" loext:opacity="0%" style:text-outline="false" style:text-line-through-style="none" style:text-line-through-type="none" fo:font-size="10pt" fo:font-style="normal" fo:text-shadow="none" style:text-underline-style="none" style:letter-kerning="true" style:font-size-asian="10pt" style:font-style-asian="normal" style:font-size-complex="10pt" style:font-style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text-properties style:font-name="DejaVu Sans Mono"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/>
    </style:style>
    <style:style style:name="T3" style:family="text">
      <style:text-properties style:text-position="0% 100%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loext:opacity="0%"/>
    </style:style>
    <style:style style:name="T8" style:family="text">
      <style:text-properties fo:color="#b2b2b2" loext:opacity="100%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Liberation Sans"/>
    </style:style>
    <style:style style:name="T11" style:family="text">
      <style:text-properties fo:color="#3465a4" loext:opacity="100%" style:font-name="Liberation Sans"/>
    </style:style>
    <style:style style:name="T12" style:family="text">
      <style:text-properties fo:color="#069a2e" loext:opacity="100%" style:font-name="Liberation Sans" fo:font-style="normal" style:font-style-asian="normal" style:font-style-complex="normal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808080" loext:opacity="100%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 Mono" fo:font-size="24pt" style:font-size-asian="24pt" style:font-size-complex="24pt"/>
    </style:style>
    <style:style style:name="T18" style:family="text">
      <style:text-properties fo:color="#808080" loext:opacity="100%" style:font-name="DejaVu Sans Mono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layer="layout" svg:width="25.199cm" svg:height="3.772cm" svg:x="1.471cm" svg:y="8.651cm" presentation:class="title" presentation:user-transformed="true">
          <draw:text-box>
            <text:p text:style-name="P1">Simulating Time-Sensitive Networking using OMNeT++/INET Framework</text:p>
          </draw:text-box>
        </draw:frame>
        <draw:frame presentation:style-name="pr2" draw:text-style-name="P3" draw:layer="layout" svg:width="25.199cm" svg:height="3.093cm" svg:x="1.308cm" svg:y="1.115cm" presentation:class="title" presentation:user-transformed="true">
          <draw:text-box>
            <text:p text:style-name="P2"><text:span text:style-name="T1">IEEE Conference on Factory Communication</text:span></text:p>
          </draw:text-box>
        </draw:frame>
        <draw:frame draw:style-name="gr1" draw:text-style-name="P4" draw:layer="layout" svg:width="5.688cm" svg:height="0.962cm" svg:x="20.914cm" svg:y="18.542cm">
          <draw:text-box>
            <text:p>Levente Mészáros</text:p>
          </draw:text-box>
        </draw:frame>
        <draw:frame draw:style-name="gr2" draw:text-style-name="P6" draw:layer="layout" svg:width="12.868cm" svg:height="0.962cm" svg:x="1.271cm" svg:y="18.542cm">
          <draw:text-box>
            <text:p text:style-name="P5"><text:span text:style-name="T2">WFCS <text:s/>– June 10-13, 2025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1" presentation:class="page"/>
          <draw:frame presentation:style-name="pr3" draw:text-style-name="P7" draw:layer="layout" svg:width="16.764cm" svg:height="15.345cm" svg:x="2.032cm" svg:y="12.34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2.515cm" svg:x="1.4cm" svg:y="1.343cm" presentation:class="title" presentation:user-transformed="true">
          <draw:text-box>
            <text:p>Introduction to OMNeT++</text:p>
          </draw:text-box>
        </draw:frame>
        <draw:frame presentation:style-name="pr5" draw:text-style-name="P9" draw:layer="layout" svg:width="25.2cm" svg:height="14.558cm" svg:x="1.4cm" svg:y="5cm" presentation:class="outline" presentation:user-transformed="true">
          <draw:text-box>
            <text:list text:style-name="L3">
              <text:list-item>
                <text:p>Simulator for communication networks</text:p>
              </text:list-item>
              <text:list-item>
                <text:p><text:span text:style-name="T3">Modular and C++-based</text:span></text:p>
              </text:list-item>
              <text:list-item>
                <text:p text:style-name="P8"><text:span text:style-name="T3">Open source model libraries</text:span></text:p>
              </text:list-item>
              <text:list-item>
                <text:p>Widely used in research</text:p>
              </text:list-item>
              <text:list-item>
                <text:p><text:span text:style-name="T3">Free for academic use</text:span></text:p>
              </text:list-item>
              <text:list-item>
                <text:p><text:span text:style-name="T3">Commercial version: OMNEST</text:span></text:p>
              </text:list-item>
            </text:list>
          </draw:text-box>
        </draw:frame>
        <draw:frame draw:style-name="gr4" draw:text-style-name="P4" draw:layer="layout" svg:width="4.824cm" svg:height="1.673cm" svg:x="22.098cm" svg:y="17.78cm">
          <draw:text-box>
            <text:p>omnetpp.org<text:line-break/>omnest.com</text:p>
          </draw:text-box>
        </draw:frame>
        <presentation:notes draw:style-name="dp2">
          <draw:page-thumbnail draw:style-name="gr3" draw:layer="layout" svg:width="13.108cm" svg:height="8.993cm" svg:x="4.24cm" svg:y="2.351cm" draw:page-number="2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2.515cm" svg:x="1.4cm" svg:y="1.343cm" presentation:class="title" presentation:user-transformed="true">
          <draw:text-box>
            <text:p>Introduction to INET Framework</text:p>
          </draw:text-box>
        </draw:frame>
        <draw:frame presentation:style-name="pr5" draw:text-style-name="P9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3">Model library for wired and wireless networks</text:span></text:p>
                <text:list>
                  <text:list-item>
                    <text:p><text:span text:style-name="T4">Internet protocols, routing protocols, etc.</text:span></text:p>
                  </text:list-item>
                  <text:list-item>
                    <text:p><text:span text:style-name="T4">Applications, queueing models, clock, etc.</text:span></text:p>
                  </text:list-item>
                  <text:list-item>
                    <text:p><text:span text:style-name="T4">Mobility, power consumption, physical environment, etc.</text:span></text:p>
                  </text:list-item>
                </text:list>
              </text:list-item>
              <text:list-item>
                <text:p><text:span text:style-name="T3">Open source</text:span></text:p>
              </text:list-item>
              <text:list-item>
                <text:p><text:span text:style-name="T3">Well-documented</text:span></text:p>
              </text:list-item>
              <text:list-item>
                <text:p text:style-name="P8"><text:span text:style-name="T3">Built for experimentation</text:span></text:p>
              </text:list-item>
            </text:list>
          </draw:text-box>
        </draw:frame>
        <draw:frame draw:style-name="gr5" draw:text-style-name="P4" draw:layer="layout" svg:width="5.265cm" svg:height="0.962cm" svg:x="21.336cm" svg:y="18.596cm">
          <draw:text-box>
            <text:p>inet.omnetpp.org</text:p>
          </draw:text-box>
        </draw:frame>
        <presentation:notes draw:style-name="dp2">
          <draw:page-thumbnail draw:style-name="gr3" draw:layer="layout" svg:width="13.108cm" svg:height="8.993cm" svg:x="4.24cm" svg:y="2.351cm" draw:page-number="3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2.515cm" svg:x="1.4cm" svg:y="1.343cm" presentation:class="title" presentation:user-transformed="true">
          <draw:text-box>
            <text:p>Relevance to Factory Automation</text:p>
          </draw:text-box>
        </draw:frame>
        <draw:frame presentation:style-name="pr5" draw:text-style-name="P9" draw:layer="layout" svg:width="25.2cm" svg:height="14.304cm" svg:x="1.4cm" svg:y="5cm" presentation:class="outline" presentation:user-transformed="true">
          <draw:text-box>
            <text:list text:style-name="L3">
              <text:list-item>
                <text:p text:style-name="P8"><text:span text:style-name="T3">Support for Time-Sensitive Networking (IEEE)</text:span></text:p>
                <text:list>
                  <text:list-item>
                    <text:p><text:span text:style-name="T5">802.3br</text:span><text:span text:style-name="T3"> Frame Preemption</text:span></text:p>
                  </text:list-item>
                  <text:list-item>
                    <text:p><text:span text:style-name="T5">802.1Qbv</text:span><text:span text:style-name="T3"> Time-Aware Traffic Shaping</text:span></text:p>
                  </text:list-item>
                  <text:list-item>
                    <text:p><text:span text:style-name="T6">802.1Qav</text:span> Credit-Based Shaper</text:p>
                  </text:list-item>
                  <text:list-item>
                    <text:p><text:span text:style-name="T6">802.1Qcr</text:span> Asynchronous Traffic Shaping</text:p>
                  </text:list-item>
                  <text:list-item>
                    <text:p text:style-name="P11"><text:span text:style-name="T5">802.1Qci</text:span><text:span text:style-name="T3"> Per-Stream Filtering and Policing</text:span></text:p>
                  </text:list-item>
                  <text:list-item>
                    <text:p text:style-name="P11"><text:span text:style-name="T5">802.1AS</text:span><text:span text:style-name="T3"> Time Synchronization</text:span></text:p>
                  </text:list-item>
                  <text:list-item>
                    <text:p><text:span text:style-name="T5">802.1CB</text:span><text:span text:style-name="T3"> Frame Replication and Elimination</text:span></text:p>
                  </text:list-item>
                  <text:list-item>
                    <text:p><text:span text:style-name="T5">802.1cg</text:span><text:span text:style-name="T3"> 10BASE-T1S</text:span></text:p>
                  </text:list-item>
                </text:list>
              </text:list-item>
              <text:list-item>
                <text:p text:style-name="P8"><text:span text:style-name="T3">Extensible with Profinet, EtherCAT, etc.</text:span></text:p>
              </text:list-item>
              <text:list-item>
                <text:p text:style-name="P8"><text:span text:style-name="T3">Allows analyzing custom and diverse industrial networks</text:span></text:p>
                <text:p text:style-name="P8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4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overed Topics</text:p>
          </draw:text-box>
        </draw:frame>
        <draw:frame presentation:style-name="pr8" draw:text-style-name="P1" draw:layer="layout" svg:width="25.2cm" svg:height="12.179cm" svg:x="1.4cm" svg:y="5cm" presentation:class="outline">
          <draw:text-box>
            <text:list text:style-name="L3">
              <text:list-header>
                <text:p text:style-name="P1"><text:span text:style-name="T7">Cut-through switching</text:span></text:p>
                <text:p text:style-name="P1"><text:span text:style-name="T8">Frame preemption</text:span></text:p>
                <text:p text:style-name="P1"><text:span text:style-name="T8">Per-stream filtering and policing</text:span></text:p>
                <text:p text:style-name="P1"><text:span text:style-name="T8">Scheduling and traffic shaping</text:span></text:p>
                <text:p text:style-name="P1"><text:span text:style-name="T8">Automatic gate schedule configuration</text:span></text:p>
                <text:p text:style-name="P1"><text:span text:style-name="T8">Time synchronization</text:span></text:p>
                <text:p text:style-name="P1"><text:span text:style-name="T8">Frame replication and elimination for reliability</text:span></text:p>
              </text:list-header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5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2cm" svg:height="12.179cm" svg:x="1.4cm" svg:y="4.878cm" presentation:class="outline" presentation:user-transformed="true">
          <draw:text-box>
            <text:list text:style-name="L3">
              <text:list-item>
                <text:p text:style-name="P8">Receive whole frame before forwarding</text:p>
              </text:list-item>
            </text:list>
          </draw:text-box>
        </draw:frame>
        <draw:frame presentation:style-name="pr9" draw:layer="layout" svg:width="20cm" svg:height="2cm" svg:x="1.4cm" svg:y="1.6cm" presentation:class="title" presentation:user-transformed="true">
          <draw:text-box>
            <text:p>Store-and-forward Switching</text:p>
          </draw:text-box>
        </draw:frame>
        <draw:line draw:style-name="gr6" draw:text-style-name="P12" draw:layer="layout" svg:x1="6.34cm" svg:y1="11.296cm" svg:x2="21.844cm" svg:y2="11.296cm">
          <text:p/>
        </draw:line>
        <draw:frame draw:style-name="gr7" draw:text-style-name="P6" draw:layer="layout" svg:width="2.73cm" svg:height="0.962cm" svg:x="18.86cm" svg:y="10.296cm">
          <draw:text-box>
            <text:p><text:span text:style-name="T2">time [s]</text:span></text:p>
          </draw:text-box>
        </draw:frame>
        <draw:custom-shape draw:style-name="gr8" draw:text-style-name="P14" draw:layer="layout" svg:width="7.63cm" svg:height="1.27cm" svg:x="6.34cm" svg:y="6.724cm">
          <text:p text:style-name="P13"><text:span text:style-name="T2">Incoming frame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7.62cm" svg:height="1.27cm" svg:x="13.97cm" svg:y="8.756cm">
          <text:p text:style-name="P13"><text:span text:style-name="T2">Outgoing frame</text:span></text:p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6.34cm" svg:y1="7.994cm" svg:x2="6.34cm" svg:y2="11.296cm">
          <text:p/>
        </draw:line>
        <draw:line draw:style-name="gr6" draw:text-style-name="P12" draw:layer="layout" svg:x1="13.982cm" svg:y1="10.026cm" svg:x2="13.982cm" svg:y2="11.296cm">
          <text:p/>
        </draw:line>
        <draw:frame draw:style-name="gr7" draw:text-style-name="P6" draw:layer="layout" svg:width="2.032cm" svg:height="0.962cm" svg:x="9.218cm" svg:y="9.056cm">
          <draw:text-box>
            <text:p><text:span text:style-name="T2">delay</text:span></text:p>
          </draw:text-box>
        </draw:frame>
        <draw:line draw:style-name="gr10" draw:text-style-name="P1" draw:layer="layout" svg:x1="6.34cm" svg:y1="10.018cm" svg:x2="13.97cm" svg:y2="10.026cm">
          <text:p/>
        </draw:line>
        <presentation:notes draw:style-name="dp2">
          <draw:page-thumbnail draw:style-name="gr3" draw:layer="layout" svg:width="13.108cm" svg:height="8.993cm" svg:x="4.24cm" svg:y="2.351cm" draw:page-number="6" presentation:class="page"/>
          <draw:frame presentation:style-name="pr10" draw:text-style-name="P15" draw:layer="layout" svg:width="40.894cm" svg:height="42cm" svg:x="-9.652cm" svg:y="-11.78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2cm" svg:height="12.179cm" svg:x="1.4cm" svg:y="4.877cm" presentation:class="outline" presentation:user-transformed="true">
          <draw:text-box>
            <text:list text:style-name="L3">
              <text:list-item>
                <text:p text:style-name="P8">Receive whole frame before forwarding</text:p>
                <text:p/>
                <text:p/>
                <text:p/>
                <text:p/>
              </text:list-item>
              <text:list-item>
                <text:p>Start forwarding as soon as MAC header is received</text:p>
              </text:list-item>
            </text:list>
          </draw:text-box>
        </draw:frame>
        <draw:frame presentation:style-name="pr9" draw:layer="layout" svg:width="20cm" svg:height="2cm" svg:x="1.4cm" svg:y="1.6cm" presentation:class="title">
          <draw:text-box>
            <text:p text:style-name="P2">Cut-through Switching</text:p>
          </draw:text-box>
        </draw:frame>
        <draw:line draw:style-name="gr6" draw:text-style-name="P12" draw:layer="layout" svg:x1="6.34cm" svg:y1="11.296cm" svg:x2="21.844cm" svg:y2="11.296cm">
          <text:p/>
        </draw:line>
        <draw:frame draw:style-name="gr7" draw:text-style-name="P6" draw:layer="layout" svg:width="2.73cm" svg:height="0.962cm" svg:x="18.86cm" svg:y="10.296cm">
          <draw:text-box>
            <text:p><text:span text:style-name="T2">time [s]</text:span></text:p>
          </draw:text-box>
        </draw:frame>
        <draw:custom-shape draw:style-name="gr8" draw:text-style-name="P14" draw:layer="layout" svg:width="7.63cm" svg:height="1.27cm" svg:x="6.34cm" svg:y="6.724cm">
          <text:p text:style-name="P13"><text:span text:style-name="T2">Incoming frame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7.62cm" svg:height="1.27cm" svg:x="13.97cm" svg:y="8.756cm">
          <text:p text:style-name="P13"><text:span text:style-name="T2">Outgoing frame</text:span></text:p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6.34cm" svg:y1="7.994cm" svg:x2="6.34cm" svg:y2="11.296cm">
          <text:p/>
        </draw:line>
        <draw:line draw:style-name="gr6" draw:text-style-name="P12" draw:layer="layout" svg:x1="13.982cm" svg:y1="10.026cm" svg:x2="13.982cm" svg:y2="11.296cm">
          <text:p/>
        </draw:line>
        <draw:line draw:style-name="gr10" draw:text-style-name="P1" draw:layer="layout" svg:x1="6.34cm" svg:y1="10.018cm" svg:x2="13.97cm" svg:y2="10.026cm">
          <text:p/>
        </draw:line>
        <draw:custom-shape draw:style-name="gr9" draw:text-style-name="P14" draw:layer="layout" svg:width="7.62cm" svg:height="1.27cm" svg:x="6.421cm" svg:y="14.424cm">
          <text:p text:style-name="P13"><text:span text:style-name="T2">Incoming frame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7.62cm" svg:height="1.27cm" svg:x="7.937cm" svg:y="16.456cm">
          <text:p text:style-name="P13"><text:span text:style-name="T2">Outgoing frame</text:span></text:p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6.365cm" svg:y1="18.996cm" svg:x2="21.844cm" svg:y2="18.996cm">
          <text:p/>
        </draw:line>
        <draw:frame draw:style-name="gr7" draw:text-style-name="P6" draw:layer="layout" svg:width="2.705cm" svg:height="0.962cm" svg:x="18.885cm" svg:y="17.996cm">
          <draw:text-box>
            <text:p><text:span text:style-name="T2">time [s]</text:span></text:p>
          </draw:text-box>
        </draw:frame>
        <draw:line draw:style-name="gr6" draw:text-style-name="P12" draw:layer="layout" svg:x1="6.421cm" svg:y1="15.694cm" svg:x2="6.421cm" svg:y2="18.996cm">
          <text:p/>
        </draw:line>
        <draw:line draw:style-name="gr6" draw:text-style-name="P12" draw:layer="layout" svg:x1="7.937cm" svg:y1="17.726cm" svg:x2="7.937cm" svg:y2="18.996cm">
          <text:p/>
        </draw:line>
        <draw:frame draw:style-name="gr11" draw:text-style-name="P16" draw:layer="layout" svg:width="1.778cm" svg:height="0.806cm" svg:x="6.413cm" svg:y="16.828cm">
          <draw:text-box>
            <text:p><text:span text:style-name="T9">delay</text:span></text:p>
          </draw:text-box>
        </draw:frame>
        <draw:line draw:style-name="gr10" draw:text-style-name="P1" draw:layer="layout" svg:x1="6.421cm" svg:y1="17.726cm" svg:x2="7.937cm" svg:y2="17.734cm">
          <text:p/>
        </draw:line>
        <draw:frame draw:style-name="gr7" draw:text-style-name="P6" draw:layer="layout" svg:width="2.032cm" svg:height="0.962cm" svg:x="9.218cm" svg:y="9.056cm">
          <draw:text-box>
            <text:p><text:span text:style-name="T2">delay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7" presentation:class="page"/>
          <draw:frame presentation:style-name="pr11" draw:text-style-name="P15" draw:layer="layout" svg:width="40.894cm" svg:height="42cm" svg:x="-9.652cm" svg:y="-11.78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End-to-end Delay Validation</text:p>
          </draw:text-box>
        </draw:frame>
        <draw:frame presentation:style-name="pr5" draw:text-style-name="P17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10">Propagation time = </text:span><text:span text:style-name="T11">50</text:span><text:span text:style-name="T10">ns</text:span></text:p>
              </text:list-item>
              <text:list-item>
                <text:p><text:span text:style-name="T10">Transmission time = </text:span><text:span text:style-name="T11">1254</text:span><text:span text:style-name="T10">B * </text:span><text:span text:style-name="T11">8</text:span><text:span text:style-name="T10"> / </text:span><text:span text:style-name="T11">1</text:span><text:span text:style-name="T10">Gbps = </text:span><text:span text:style-name="T11">10.032</text:span><text:span text:style-name="T10">us</text:span></text:p>
              </text:list-item>
              <text:list-item>
                <text:p><text:span text:style-name="T10">Cut-through delay = </text:span><text:span text:style-name="T11">22</text:span><text:span text:style-name="T10">B * 8 / </text:span><text:span text:style-name="T11">1</text:span><text:span text:style-name="T10">Gbps = </text:span><text:span text:style-name="T11">176</text:span><text:span text:style-name="T10">ns</text:span></text:p>
              </text:list-item>
              <text:list-item>
                <text:p><text:span text:style-name="T10">Store-and-forward end-to-end delay =</text:span></text:p>
                <text:p><text:span text:style-name="T11">3</text:span><text:span text:style-name="T10"> * (</text:span><text:span text:style-name="T12">Transmission time</text:span><text:span text:style-name="T10"> + </text:span><text:span text:style-name="T12">Propagation time</text:span><text:span text:style-name="T10">) = </text:span><text:span text:style-name="T11">30.246</text:span><text:span text:style-name="T10">us</text:span></text:p>
              </text:list-item>
              <text:list-item>
                <text:p><text:span text:style-name="T10">Cut-through switcing end-to-end delay =</text:span></text:p>
                <text:p><text:span text:style-name="T11">1</text:span><text:span text:style-name="T10"> * </text:span><text:span text:style-name="T12">Transmission time</text:span><text:span text:style-name="T10"> + </text:span><text:span text:style-name="T11">3</text:span><text:span text:style-name="T10"> * </text:span><text:span text:style-name="T12">Propagation time</text:span><text:span text:style-name="T10"> + </text:span><text:span text:style-name="T11">2</text:span><text:span text:style-name="T10"> * </text:span><text:span text:style-name="T12">Cut-through delay</text:span><text:span text:style-name="T10"> = </text:span><text:span text:style-name="T11">10.534</text:span><text:span text:style-name="T10">us</text:span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8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overed Topics</text:p>
          </draw:text-box>
        </draw:frame>
        <draw:frame presentation:style-name="pr8" draw:text-style-name="P1" draw:layer="layout" svg:width="25.2cm" svg:height="12.179cm" svg:x="1.4cm" svg:y="5cm" presentation:class="outline">
          <draw:text-box>
            <text:list text:style-name="L3">
              <text:list-header>
                <text:p text:style-name="P1"><text:span text:style-name="T8">Cut-through switching</text:span></text:p>
                <text:p text:style-name="P1"><text:span text:style-name="T7">Frame preemption</text:span></text:p>
                <text:p text:style-name="P1"><text:span text:style-name="T8">Per-stream filtering and policing</text:span></text:p>
                <text:p text:style-name="P1"><text:span text:style-name="T8">Scheduling and traffic shaping</text:span></text:p>
                <text:p text:style-name="P1"><text:span text:style-name="T8">Automatic gate schedule configuration</text:span></text:p>
                <text:p text:style-name="P1"><text:span text:style-name="T8">Time synchronization</text:span></text:p>
                <text:p text:style-name="P1"><text:span text:style-name="T8">Frame replication and elimination for reliability</text:span></text:p>
              </text:list-header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9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2cm" svg:height="12.179cm" svg:x="1.4cm" svg:y="4.878cm" presentation:class="outline" presentation:user-transformed="true">
          <draw:text-box>
            <text:list text:style-name="L3">
              <text:list-item>
                <text:p>Long frame delays high priority frame</text:p>
                <text:p/>
                <text:p/>
                <text:p/>
                <text:p/>
              </text:list-item>
              <text:list-item>
                <text:p>Express frame waits in the queue</text:p>
                <text:p/>
                <text:p/>
                <text:p/>
                <text:p/>
              </text:list-item>
            </text:list>
          </draw:text-box>
        </draw:frame>
        <draw:frame presentation:style-name="pr12" draw:layer="layout" svg:width="20cm" svg:height="2.515cm" svg:x="1.4cm" svg:y="1.343cm" presentation:class="title" presentation:user-transformed="true">
          <draw:text-box>
            <text:p>Long Frame </text:p>
          </draw:text-box>
        </draw:frame>
        <draw:custom-shape draw:style-name="gr12" draw:text-style-name="P14" draw:layer="layout" svg:width="17.526cm" svg:height="1.27cm" svg:x="2.286cm" svg:y="7.004cm">
          <text:p text:style-name="P13"><text:span text:style-name="T2">Normal priority 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4.826cm" svg:height="1.27cm" svg:x="20.27cm" svg:y="7.004cm">
          <text:p text:style-name="P13"><text:span text:style-name="T2">Express 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2" draw:layer="layout" svg:x1="2.286cm" svg:y1="9.968cm" svg:x2="25.146cm" svg:y2="9.968cm">
          <text:p/>
        </draw:line>
        <draw:frame draw:style-name="gr7" draw:text-style-name="P6" draw:layer="layout" svg:width="10.106cm" svg:height="0.962cm" svg:x="4.118cm" svg:y="11.076cm">
          <draw:text-box>
            <text:p><text:span text:style-name="T2">Express frame becomes available</text:span></text:p>
          </draw:text-box>
        </draw:frame>
        <draw:line draw:style-name="gr6" draw:text-style-name="P12" draw:layer="layout" svg:x1="5.504cm" svg:y1="11.23cm" svg:x2="5.504cm" svg:y2="9.96cm">
          <text:p/>
        </draw:line>
        <draw:frame draw:style-name="gr14" draw:text-style-name="P6" draw:layer="layout" svg:width="2.737cm" svg:height="0.962cm" svg:x="22.155cm" svg:y="9.074cm">
          <draw:text-box>
            <text:p><text:span text:style-name="T2">Time [s]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10" presentation:class="page"/>
          <draw:frame presentation:style-name="pr13" draw:text-style-name="P15" draw:layer="layout" svg:width="40.894cm" svg:height="42cm" svg:x="-9.652cm" svg:y="-11.78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2cm" svg:height="12.179cm" svg:x="1.4cm" svg:y="4.878cm" presentation:class="outline" presentation:user-transformed="true">
          <draw:text-box>
            <text:list text:style-name="L3">
              <text:list-item>
                <text:p>Long frame delays high priority frame</text:p>
                <text:p/>
                <text:p/>
                <text:p/>
                <text:p/>
              </text:list-item>
              <text:list-item>
                <text:p>Reduce latency by interrupting transmission</text:p>
              </text:list-item>
            </text:list>
          </draw:text-box>
        </draw:frame>
        <draw:frame presentation:style-name="pr9" draw:layer="layout" svg:width="20cm" svg:height="2cm" svg:x="1.4cm" svg:y="1.6cm" presentation:class="title">
          <draw:text-box>
            <text:p>Frame Preemption</text:p>
          </draw:text-box>
        </draw:frame>
        <draw:custom-shape draw:style-name="gr15" draw:text-style-name="P14" draw:layer="layout" svg:width="4.064cm" svg:height="1.27cm" svg:x="2.286cm" svg:y="14.66cm">
          <text:p text:style-name="P13"><text:span text:style-name="T2">Fragment 1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3.254cm" svg:height="1.27cm" svg:x="11.938cm" svg:y="14.668cm">
          <text:p text:style-name="P13"><text:span text:style-name="T2">Fragment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7.526cm" svg:height="1.27cm" svg:x="2.286cm" svg:y="7.004cm">
          <text:p text:style-name="P13"><text:span text:style-name="T2">Normal priority frame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4.826cm" svg:height="1.27cm" svg:x="20.27cm" svg:y="7.004cm">
          <text:p text:style-name="P13"><text:span text:style-name="T2">Express frame</text:span></text:p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6.35cm" svg:y1="16.572cm" svg:x2="6.368cm" svg:y2="17.968cm">
          <text:p/>
        </draw:line>
        <draw:frame draw:style-name="gr17" draw:text-style-name="P6" draw:layer="layout" svg:width="7.112cm" svg:height="1.108cm" svg:x="6.35cm" svg:y="16.672cm">
          <draw:text-box>
            <text:p><text:span text:style-name="T2">Interrupt transmission</text:span></text:p>
          </draw:text-box>
        </draw:frame>
        <draw:custom-shape draw:style-name="gr13" draw:text-style-name="P18" draw:layer="layout" svg:width="4.826cm" svg:height="1.27cm" svg:x="6.756cm" svg:y="14.668cm">
          <text:p text:style-name="P13"><text:span text:style-name="T2">Express frame</text:span></text:p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2.286cm" svg:y1="9.968cm" svg:x2="25.146cm" svg:y2="9.968cm">
          <text:p/>
        </draw:line>
        <draw:frame draw:style-name="gr7" draw:text-style-name="P6" draw:layer="layout" svg:width="10.614cm" svg:height="0.962cm" svg:x="4.118cm" svg:y="11.076cm">
          <draw:text-box>
            <text:p><text:span text:style-name="T2">Express frame becomes available</text:span></text:p>
          </draw:text-box>
        </draw:frame>
        <draw:line draw:style-name="gr6" draw:text-style-name="P12" draw:layer="layout" svg:x1="5.504cm" svg:y1="11.23cm" svg:x2="5.504cm" svg:y2="9.96cm">
          <text:p/>
        </draw:line>
        <draw:frame draw:style-name="gr14" draw:text-style-name="P6" draw:layer="layout" svg:width="2.737cm" svg:height="0.962cm" svg:x="22.155cm" svg:y="9.074cm">
          <draw:text-box>
            <text:p><text:span text:style-name="T2">Time [s]</text:span></text:p>
          </draw:text-box>
        </draw:frame>
        <draw:line draw:style-name="gr6" draw:text-style-name="P12" draw:layer="layout" svg:x1="2.286cm" svg:y1="17.968cm" svg:x2="25.146cm" svg:y2="17.968cm">
          <text:p/>
        </draw:line>
        <draw:frame draw:style-name="gr7" draw:text-style-name="P6" draw:layer="layout" svg:width="10.752cm" svg:height="0.962cm" svg:x="5.504cm" svg:y="18.45cm">
          <draw:text-box>
            <text:p><text:span text:style-name="T2">Express frame becomes available</text:span></text:p>
          </draw:text-box>
        </draw:frame>
        <draw:line draw:style-name="gr6" draw:text-style-name="P12" draw:layer="layout" svg:x1="5.504cm" svg:y1="19.23cm" svg:x2="5.504cm" svg:y2="17.96cm">
          <text:p/>
        </draw:line>
        <draw:frame draw:style-name="gr14" draw:text-style-name="P6" draw:layer="layout" svg:width="2.737cm" svg:height="0.962cm" svg:x="22.155cm" svg:y="17.074cm">
          <draw:text-box>
            <text:p><text:span text:style-name="T2">Time [s]</text:span></text:p>
          </draw:text-box>
        </draw:frame>
        <presentation:notes draw:style-name="dp2">
          <draw:page-thumbnail draw:style-name="gr3" draw:layer="layout" svg:width="13.108cm" svg:height="8.993cm" svg:x="4.24cm" svg:y="2.351cm" draw:page-number="11" presentation:class="page"/>
          <draw:frame presentation:style-name="pr14" draw:text-style-name="P15" draw:layer="layout" svg:width="40.894cm" svg:height="42cm" svg:x="-9.652cm" svg:y="-11.78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overed Topics</text:p>
          </draw:text-box>
        </draw:frame>
        <draw:frame presentation:style-name="pr8" draw:text-style-name="P1" draw:layer="layout" svg:width="25.2cm" svg:height="12.179cm" svg:x="1.4cm" svg:y="5cm" presentation:class="outline">
          <draw:text-box>
            <text:list text:style-name="L3">
              <text:list-header>
                <text:p text:style-name="P1"><text:span text:style-name="T8">Cut-through switching</text:span></text:p>
                <text:p text:style-name="P1"><text:span text:style-name="T8">Frame preemption</text:span></text:p>
                <text:p text:style-name="P1"><text:span text:style-name="T7">Per-stream filtering and policing</text:span></text:p>
                <text:p text:style-name="P1"><text:span text:style-name="T8">Scheduling and traffic shaping</text:span></text:p>
                <text:p text:style-name="P1"><text:span text:style-name="T8">Automatic gate schedule configuration</text:span></text:p>
                <text:p text:style-name="P1"><text:span text:style-name="T8">Time synchronization</text:span></text:p>
                <text:p text:style-name="P1"><text:span text:style-name="T8">Frame replication and elimination for reliability</text:span></text:p>
              </text:list-header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2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Incoming Excess Traffic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Excess traffic contends with other streams</text:p>
              </text:list-item>
              <text:list-item>
                <text:p>Introduces unpredicatable latency and jitter</text:p>
              </text:list-item>
              <text:list-item>
                <text:p>Violates end-to-end delay guarantees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3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er-Stream Filtering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Classify packets</text:p>
              </text:list-item>
              <text:list-item>
                <text:p>Shape streams with token-bucket coloring</text:p>
              </text:list-item>
              <text:list-item>
                <text:p>Enforce policing actions</text:p>
              </text:list-item>
              <text:list-item>
                <text:p>Minimizes cross-stream interference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4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overed Topics</text:p>
          </draw:text-box>
        </draw:frame>
        <draw:frame presentation:style-name="pr8" draw:text-style-name="P1" draw:layer="layout" svg:width="25.2cm" svg:height="12.179cm" svg:x="1.4cm" svg:y="5cm" presentation:class="outline">
          <draw:text-box>
            <text:list text:style-name="L3">
              <text:list-header>
                <text:p text:style-name="P1"><text:span text:style-name="T8">Cut-through switching</text:span></text:p>
                <text:p text:style-name="P1"><text:span text:style-name="T8">Frame preemption</text:span></text:p>
                <text:p text:style-name="P1"><text:span text:style-name="T8">Per-stream filtering and policing</text:span></text:p>
                <text:p text:style-name="P1"><text:span text:style-name="T7">Scheduling and traffic shaping</text:span></text:p>
                <text:p text:style-name="P1"><text:span text:style-name="T8">Automatic gate schedule configuration</text:span></text:p>
                <text:p text:style-name="P1"><text:span text:style-name="T8">Time synchronization</text:span></text:p>
                <text:p text:style-name="P1"><text:span text:style-name="T8">Frame replication and elimination for reliability</text:span></text:p>
              </text:list-header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5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Outgoing Traffic Contention</text:p>
          </draw:text-box>
        </draw:frame>
        <draw:frame presentation:style-name="pr5" draw:text-style-name="P9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8"><text:span text:style-name="T3">Priority queueing is insufficient</text:span></text:p>
              </text:list-item>
              <text:list-item>
                <text:p><text:span text:style-name="T3">Time-critical frame must wait ongoing transmission</text:span></text:p>
              </text:list-item>
              <text:list-item>
                <text:p text:style-name="P8"><text:span text:style-name="T3">Introduces unpredicatable latency and jitter</text:span></text:p>
              </text:list-item>
              <text:list-item>
                <text:p text:style-name="P8"><text:span text:style-name="T3">Violates end-to-end delay guarantees</text:span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6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ime-Aware Shaping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8">Suitable for scheduled application traffic</text:p>
              </text:list-item>
              <text:list-item>
                <text:p>Periodic gate schedules</text:p>
              </text:list-item>
              <text:list-item>
                <text:p text:style-name="P8">Sets up a “green wave”</text:p>
              </text:list-item>
              <text:list-item>
                <text:p>Provides deterministic latency and jitter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7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overed Topics</text:p>
          </draw:text-box>
        </draw:frame>
        <draw:frame presentation:style-name="pr8" draw:text-style-name="P1" draw:layer="layout" svg:width="25.2cm" svg:height="12.179cm" svg:x="1.4cm" svg:y="5cm" presentation:class="outline">
          <draw:text-box>
            <text:list text:style-name="L3">
              <text:list-header>
                <text:p text:style-name="P1"><text:span text:style-name="T8">Cut-through switching</text:span></text:p>
                <text:p text:style-name="P1"><text:span text:style-name="T8">Frame preemption</text:span></text:p>
                <text:p text:style-name="P1"><text:span text:style-name="T8">Per-stream filtering and policing</text:span></text:p>
                <text:p text:style-name="P1"><text:span text:style-name="T8">Scheduling and traffic shaping</text:span></text:p>
                <text:p text:style-name="P1"><text:span text:style-name="T7">Automatic gate schedule configuration</text:span></text:p>
                <text:p text:style-name="P1"><text:span text:style-name="T8">Time synchronization</text:span></text:p>
                <text:p text:style-name="P1"><text:span text:style-name="T8">Frame replication and elimination for reliability</text:span></text:p>
              </text:list-header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8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Manual Gate Schedule Configur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Designing an efficient schedule is hard</text:p>
                <text:list>
                  <text:list-item>
                    <text:p>High complexity</text:p>
                  </text:list-item>
                  <text:list-item>
                    <text:p>Cyclic dependencies</text:p>
                  </text:list-item>
                  <text:list-item>
                    <text:p>Resource constraints</text:p>
                  </text:list-item>
                  <text:list-item>
                    <text:p>Error prone</text:p>
                  </text:list-item>
                  <text:list-item>
                    <text:p>Scalability issues</text:p>
                  </text:list-item>
                </text:list>
              </text:list-item>
              <text:list-item>
                <text:p>Poor schedule leads to large delay and jitter</text:p>
              </text:list-item>
              <text:list-item>
                <text:p>Difficult to ensure end-to-end guarantees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19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Automatic Gate Schedule Configur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 text:style-name="P8"><text:span text:style-name="T13">Takes </text:span>into account</text:p>
                <text:list>
                  <text:list-item>
                    <text:p text:style-name="P8"><text:span text:style-name="T13">Network topology</text:span></text:p>
                  </text:list-item>
                  <text:list-item>
                    <text:p text:style-name="P8"><text:span text:style-name="T13">Traffic flows</text:span></text:p>
                  </text:list-item>
                  <text:list-item>
                    <text:p text:style-name="P8"><text:span text:style-name="T13">Timing constraints</text:span></text:p>
                  </text:list-item>
                  <text:list-item>
                    <text:p text:style-name="P11"><text:span text:style-name="T13">Optimization criteria</text:span></text:p>
                  </text:list-item>
                </text:list>
              </text:list-item>
              <text:list-item>
                <text:p text:style-name="P11"><text:span text:style-name="T13">Calculates gate schedule u</text:span>sing a SAT solver</text:p>
              </text:list-item>
              <text:list-item>
                <text:p><text:span text:style-name="T13">Ensures bounded end-to-end delay</text:span> and jitter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0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overed Topics</text:p>
          </draw:text-box>
        </draw:frame>
        <draw:frame presentation:style-name="pr8" draw:text-style-name="P1" draw:layer="layout" svg:width="25.2cm" svg:height="12.179cm" svg:x="1.4cm" svg:y="5cm" presentation:class="outline">
          <draw:text-box>
            <text:list text:style-name="L3">
              <text:list-header>
                <text:p text:style-name="P1"><text:span text:style-name="T8">Cut-through switching</text:span></text:p>
                <text:p text:style-name="P1"><text:span text:style-name="T8">Frame preemption</text:span></text:p>
                <text:p text:style-name="P1"><text:span text:style-name="T8">Per-stream filtering and policing</text:span></text:p>
                <text:p text:style-name="P1"><text:span text:style-name="T8">Scheduling and traffic shaping</text:span></text:p>
                <text:p text:style-name="P1"><text:span text:style-name="T8">Automatic gate schedule configuration</text:span></text:p>
                <text:p text:style-name="P1"><text:span text:style-name="T7">Time synchronization</text:span></text:p>
                <text:p text:style-name="P1"><text:span text:style-name="T8">Frame replication and elimination for reliability</text:span></text:p>
              </text:list-header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1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Imperfect Clocks</text:p>
          </draw:text-box>
        </draw:frame>
        <draw:frame presentation:style-name="pr5" draw:text-style-name="P8" draw:layer="layout" svg:width="25.044cm" svg:height="14.812cm" svg:x="1.4cm" svg:y="5cm" presentation:class="outline" presentation:user-transformed="true">
          <draw:text-box>
            <text:list text:style-name="L3">
              <text:list-item>
                <text:p text:style-name="P8">Application traffic and gate schedules follow clocks</text:p>
              </text:list-item>
              <text:list-item>
                <text:p text:style-name="P8">Clocks diverge</text:p>
                <text:p text:style-name="P8"/>
                <text:p text:style-name="P8"/>
                <text:p text:style-name="P8"/>
                <text:p text:style-name="P8"/>
                <text:p text:style-name="P8"/>
              </text:list-item>
              <text:list-item>
                <text:p text:style-name="P8">Disrupts time-aware shaping</text:p>
              </text:list-item>
            </text:list>
          </draw:text-box>
        </draw:frame>
        <draw:line draw:style-name="gr6" draw:text-style-name="P12" draw:layer="layout" svg:x1="8.337cm" svg:y1="14.329cm" svg:x2="21.287cm" svg:y2="14.329cm">
          <text:p/>
        </draw:line>
        <draw:line draw:style-name="gr6" draw:text-style-name="P12" draw:layer="layout" svg:x1="8.337cm" svg:y1="14.329cm" svg:x2="8.333cm" svg:y2="8.701cm">
          <text:p/>
        </draw:line>
        <draw:frame draw:style-name="gr18" draw:text-style-name="P6" draw:layer="layout" svg:width="2.801cm" svg:height="0.962cm" svg:x="18.288cm" svg:y="13.467cm">
          <draw:text-box>
            <text:p><text:span text:style-name="T2">time [s]</text:span></text:p>
          </draw:text-box>
        </draw:frame>
        <draw:frame draw:style-name="gr7" draw:text-style-name="P6" draw:layer="layout" svg:width="4.363cm" svg:height="0.962cm" svg:x="8.333cm" svg:y="8.99cm">
          <draw:text-box>
            <text:p><text:span text:style-name="T2">clock time [s]</text:span></text:p>
          </draw:text-box>
        </draw:frame>
        <draw:path draw:style-name="gr19" draw:text-style-name="P12" draw:layer="layout" svg:width="11.975cm" svg:height="1.467cm" draw:transform="skewX (-0.747524518629171) rotate (0.357443430808439) translate (6.56697720767468cm 13.4261580588354cm)" svg:viewBox="0 0 11976 1468" svg:d="M0 1453c264-44 602 94 813-60 168-123 411-169 636-176 300-9 543-106 833-115 267-8 489-191 747-164 306 32 487-76 726-110 256-35 482 124 729 181 280 65 508-130 787-157 300-30 587 40 897-46 241-66 487-93 733-153 293-72 572 91 800-50 250-155 516-29 761-157 208-107 454-99 736-136 338-43 569-124 892-81 278 36 496-36 784-77 279-39 521 14 723-126l379-26">
          <text:p/>
        </draw:path>
        <draw:path draw:style-name="gr19" draw:text-style-name="P12" draw:layer="layout" svg:width="6.187cm" svg:height="5.134cm" draw:transform="skewX (0.437903109325377) rotate (-0.202458193231342) translate (11.7244431863636cm 9.76974101631408cm)" svg:viewBox="0 0 6188 5135" svg:d="M0 5135c494-211 417-219 426-348 12-147 263-150 330-254 107-162 420-22 507-176 65-112 141-227 328-313 154-72 246-162 404-223 231-89 242-248 406-352 157-101 165-248 323-343 169-100 80-287 341-317 250-31 110-253 278-283 233-42 474-50 515-217 27-117 210-197 363-283 217-120 155-315 314-461 121-110 285-218 303-348 21-157 101-267 206-417 86-125 154-232 264-330 117-105 306-179 435-279l162-46 135-82 148-63">
          <text:p/>
        </draw:path>
        <draw:frame draw:style-name="gr20" draw:text-style-name="P6" draw:layer="layout" svg:width="2.619cm" svg:height="0.962cm" svg:x="17.843cm" svg:y="8.779cm">
          <draw:text-box>
            <text:p><text:span text:style-name="T2">Clock 1</text:span></text:p>
          </draw:text-box>
        </draw:frame>
        <draw:frame draw:style-name="gr21" draw:text-style-name="P6" draw:layer="layout" svg:width="4.134cm" svg:height="0.962cm" svg:x="17.844cm" svg:y="9.741cm">
          <draw:text-box>
            <text:p><text:span text:style-name="T2">Perfect clock</text:span></text:p>
          </draw:text-box>
        </draw:frame>
        <draw:frame draw:style-name="gr20" draw:text-style-name="P6" draw:layer="layout" svg:width="2.619cm" svg:height="0.962cm" svg:x="17.845cm" svg:y="10.703cm">
          <draw:text-box>
            <text:p><text:span text:style-name="T2">Clock 2</text:span></text:p>
          </draw:text-box>
        </draw:frame>
        <draw:line draw:style-name="gr19" draw:text-style-name="P12" draw:layer="layout" svg:x1="8.337cm" svg:y1="14.316cm" svg:x2="17.786cm" svg:y2="10.049cm">
          <text:p/>
        </draw:line>
        <presentation:notes draw:style-name="dp2">
          <draw:page-thumbnail draw:style-name="gr3" draw:layer="layout" svg:width="13.108cm" svg:height="8.993cm" svg:x="4.24cm" svg:y="2.351cm" draw:page-number="22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Time Synchronization (gPTP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Shared time base</text:p>
              </text:list-item>
              <text:list-item>
                <text:p>Master-slave hierarchy</text:p>
              </text:list-item>
              <text:list-item>
                <text:p>Time dissemination</text:p>
              </text:list-item>
              <text:list-item>
                <text:p>Link delay measurement</text:p>
              </text:list-item>
              <text:list-item>
                <text:p>Continuous clock correction</text:p>
              </text:list-item>
              <text:list-item>
                <text:p>Stability and convergence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3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overed Topics</text:p>
          </draw:text-box>
        </draw:frame>
        <draw:frame presentation:style-name="pr8" draw:text-style-name="P1" draw:layer="layout" svg:width="25.2cm" svg:height="12.179cm" svg:x="1.4cm" svg:y="5cm" presentation:class="outline">
          <draw:text-box>
            <text:list text:style-name="L3">
              <text:list-header>
                <text:p text:style-name="P1"><text:span text:style-name="T8">Cut-through switching</text:span></text:p>
                <text:p text:style-name="P1"><text:span text:style-name="T8">Frame preemption</text:span></text:p>
                <text:p text:style-name="P1"><text:span text:style-name="T8">Per-stream filtering and policing</text:span></text:p>
                <text:p text:style-name="P1"><text:span text:style-name="T8">Scheduling and traffic shaping</text:span></text:p>
                <text:p text:style-name="P1"><text:span text:style-name="T8">Automatic gate schedule configuration</text:span></text:p>
                <text:p text:style-name="P1"><text:span text:style-name="T8">Time synchronization</text:span></text:p>
                <text:p text:style-name="P1"><text:span text:style-name="T7">Frame replication and elimination for reliability</text:span></text:p>
              </text:list-header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4" presentation:class="page"/>
          <draw:frame presentation:style-name="pr6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Node/Link Failur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 text:style-name="P8">Node failure causes packet loss</text:p>
              </text:list-item>
              <text:list-item>
                <text:p text:style-name="P8">Critical traffic is not allowed to lose packets</text:p>
              </text:list-item>
              <text:list-item>
                <text:p text:style-name="P8">Networks are unprotected against failures by default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5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Frame Replication and Elimina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8">Replicate frames over multiple paths</text:p>
              </text:list-item>
              <text:list-item>
                <text:p text:style-name="P8">Identify stream split and merge points</text:p>
              </text:list-item>
              <text:list-item>
                <text:p text:style-name="P8">Eliminate duplicates</text:p>
              </text:list-item>
              <text:list-item>
                <text:p text:style-name="P8"><text:span text:style-name="T14">Auto-configuration for specified node failure protection</text:span></text:p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6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osts and Benefit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 text:style-name="P8">Benefits</text:p>
                <text:list>
                  <text:list-item>
                    <text:p>No packet loss or recovery delay on failure</text:p>
                  </text:list-item>
                </text:list>
              </text:list-item>
              <text:list-item>
                <text:p>Costs</text:p>
                <text:list>
                  <text:list-item>
                    <text:p text:style-name="P11">Negligible end-to-end delay increase</text:p>
                  </text:list-item>
                  <text:list-item>
                    <text:p>Increased configuration complexity</text:p>
                  </text:list-item>
                  <text:list-item>
                    <text:p text:style-name="P11">May need additional switches and links</text:p>
                  </text:list-item>
                  <text:list-item>
                    <text:p>May increase end-to-end delay for other stre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108cm" svg:height="8.993cm" svg:x="4.24cm" svg:y="2.351cm" draw:page-number="27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 text:style-name="P2">Try it Yourself</text:p>
          </draw:text-box>
        </draw:frame>
        <draw:frame presentation:style-name="pr5" draw:text-style-name="P21" draw:layer="layout" svg:width="25.2cm" svg:height="12.179cm" svg:x="1.4cm" svg:y="5cm" presentation:class="outline">
          <draw:text-box>
            <text:list text:style-name="L3">
              <text:list-header>
                <text:p text:style-name="P19"><text:span text:style-name="T15">$ </text:span><text:span text:style-name="T16">pip3 install opp_env</text:span></text:p>
                <text:p text:style-name="P19"><text:span text:style-name="T15">$ </text:span><text:span text:style-name="T16">opp_env init -w inet-workspace</text:span></text:p>
                <text:p text:style-name="P20"><text:span text:style-name="T15">$</text:span><text:span text:style-name="T16"> cd inet-workspace</text:span></text:p>
                <text:p text:style-name="P20"><text:span text:style-name="T15">$</text:span><text:span text:style-name="T16"> opp_env install </text:span><text:span text:style-name="T17">inet-git@topic/wfcs2025</text:span></text:p>
                <text:p text:style-name="P20"><text:span text:style-name="T15">$</text:span><text:span text:style-name="T16"> opp_env shell</text:span></text:p>
                <text:p text:style-name="P20"><text:span text:style-name="T18">$</text:span><text:span text:style-name="T17"> omnetpp</text:span></text:p>
              </text:list-header>
            </text:list>
          </draw:text-box>
        </draw:frame>
        <draw:frame draw:style-name="gr5" draw:text-style-name="P4" draw:layer="layout" svg:width="5.265cm" svg:height="0.962cm" svg:x="21.337cm" svg:y="18.596cm">
          <draw:text-box>
            <text:p>inet.omnetpp.org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108cm" svg:height="8.993cm" svg:x="4.24cm" svg:y="2.351cm" draw:page-number="28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9" draw:text-style-name="P2" draw:layer="layout" svg:width="20cm" svg:height="2cm" svg:x="1.4cm" svg:y="1.6cm" presentation:class="title" presentation:user-transformed="true">
          <draw:text-box>
            <text:p text:style-name="P2">Questions and Answers</text:p>
          </draw:text-box>
        </draw:frame>
        <draw:frame draw:style-name="gr2" draw:text-style-name="P6" draw:layer="layout" svg:width="12.868cm" svg:height="0.962cm" svg:x="1.271cm" svg:y="18.542cm">
          <draw:text-box>
            <text:p text:style-name="P5"><text:span text:style-name="T2">WFCS <text:s/>– June 10-13, 2025</text:span></text:p>
          </draw:text-box>
        </draw:frame>
        <draw:frame draw:style-name="gr1" draw:text-style-name="P6" draw:layer="layout" svg:width="5.688cm" svg:height="0.962cm" svg:x="20.915cm" svg:y="18.542cm">
          <draw:text-box>
            <text:p><text:span text:style-name="T2">Levente Mészáros</text:span></text:p>
          </draw:text-box>
        </draw:frame>
        <draw:frame presentation:style-name="pr8" draw:text-style-name="P1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 text:style-name="P1">Thank you for your attention!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3.108cm" svg:height="8.993cm" svg:x="4.24cm" svg:y="2.351cm" draw:page-number="29" presentation:class="page"/>
          <draw:frame presentation:style-name="pr6" draw:text-style-name="P10" draw:layer="layout" svg:width="17.478cm" svg:height="13.17cm" svg:x="2.056cm" svg:y="12.229cm" presentation:class="notes" presentation:placeholder="true" presentation:user-transformed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33cc66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Fine_20_Dashe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opacity="100%" draw:fill-image-width="0cm" draw:fill-image-height="0cm" draw:shadow="hidden" draw:shadow-offset-x="0.203cm" draw:shadow-offset-y="0.203cm" draw:shadow-color="#333333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vy </meta:initial-creator>
    <meta:creation-date>2014-08-25T11:43:54.317663635</meta:creation-date>
    <dc:date>2025-06-03T18:10:57.439444065</dc:date>
    <meta:editing-duration>P5DT3H4M55S</meta:editing-duration>
    <meta:editing-cycles>936</meta:editing-cycles>
    <meta:generator>LibreOffice/24.2.7.2$Linux_X86_64 LibreOffice_project/420$Build-2</meta:generator>
    <meta:printed-by>PDF files</meta:printed-by>
    <meta:print-date>2025-05-13T12:43:22.298003650</meta:print-date>
    <meta:document-statistic meta:object-count="211"/>
  </office:meta>
</office:document-meta>
</file>